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cessingNode.setSitemapExecutor( Sitemap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.AbstractProcessing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cessingNode.AbstractProcessingNod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